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23000000BB1482D471.png"/>
  <manifest:file-entry manifest:media-type="image/png" manifest:full-path="Pictures/10000000000003D700000142C87FD3B7.png"/>
  <manifest:file-entry manifest:media-type="image/png" manifest:full-path="Pictures/10000000000003A80000015CA8FCFB87.png"/>
  <manifest:file-entry manifest:media-type="image/png" manifest:full-path="Pictures/100000000000053D000000D4FE6C47EE.png"/>
  <manifest:file-entry manifest:media-type="image/png" manifest:full-path="Pictures/100000000000026D0000010CAAEDBCA8.png"/>
  <manifest:file-entry manifest:media-type="image/png" manifest:full-path="Pictures/1000000000000538000000C7392D52E3.png"/>
  <manifest:file-entry manifest:media-type="image/png" manifest:full-path="Pictures/1000000000000524000000B2E0895C99.png"/>
  <manifest:file-entry manifest:media-type="image/png" manifest:full-path="Pictures/10000000000003C70000014142083528.png"/>
  <manifest:file-entry manifest:media-type="image/png" manifest:full-path="Pictures/1000000000000466000000A6282EF6C3.png"/>
  <manifest:file-entry manifest:media-type="image/png" manifest:full-path="Pictures/1000000000000517000000D3A4493279.png"/>
  <manifest:file-entry manifest:media-type="image/png" manifest:full-path="Pictures/10000000000004FB000000B55DDB75FD.png"/>
  <manifest:file-entry manifest:media-type="image/png" manifest:full-path="Pictures/100000000000017800000032C6625A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2</text:p>
      <text:p text:style-name="Standard"><draw:frame draw:style-name="fr1" draw:name="figura9" text:anchor-type="paragraph" svg:width="17cm" svg:height="2.505cm" draw:z-index="0"><draw:image xlink:href="Pictures/1000000000000466000000A6282EF6C3.png" xlink:type="simple" xlink:show="embed" xlink:actuate="onLoad"/></draw:frame></text:p>
      <text:p text:style-name="Standard"/>
      <text:p text:style-name="Standard"><draw:frame draw:style-name="fr1" draw:name="figura10" text:anchor-type="paragraph" svg:width="17cm" svg:height="2.298cm" draw:z-index="1"><draw:image xlink:href="Pictures/1000000000000524000000B2E0895C99.png" xlink:type="simple" xlink:show="embed" xlink:actuate="onLoad"/></draw:frame></text:p>
      <text:p text:style-name="Standard"><draw:frame draw:style-name="fr2" draw:name="figura11" text:anchor-type="paragraph" svg:width="9.948cm" svg:height="0.914cm" draw:z-index="2"><draw:image xlink:href="Pictures/100000000000017800000032C6625A1F.png" xlink:type="simple" xlink:show="embed" xlink:actuate="onLoad"/></draw:frame></text:p>
      <text:p text:style-name="Standard"/>
      <text:p text:style-name="Standard"><draw:frame draw:style-name="fr1" draw:name="figura12" text:anchor-type="paragraph" svg:width="17cm" svg:height="2.417cm" draw:z-index="3"><draw:image xlink:href="Pictures/1000000000000523000000BB1482D471.png" xlink:type="simple" xlink:show="embed" xlink:actuate="onLoad"/></draw:frame></text:p>
      <text:p text:style-name="Standard"/>
      <text:p text:style-name="Standard"><draw:frame draw:style-name="fr1" draw:name="figura13" text:anchor-type="paragraph" svg:width="17cm" svg:height="5.569cm" draw:z-index="4"><draw:image xlink:href="Pictures/10000000000003D700000142C87FD3B7.png" xlink:type="simple" xlink:show="embed" xlink:actuate="onLoad"/></draw:frame></text:p>
      <text:p text:style-name="Standard"/>
      <text:p text:style-name="Standard"><draw:frame draw:style-name="fr1" draw:name="figura14" text:anchor-type="paragraph" svg:width="17cm" svg:height="2.686cm" draw:z-index="5"><draw:image xlink:href="Pictures/100000000000053D000000D4FE6C47EE.png" xlink:type="simple" xlink:show="embed" xlink:actuate="onLoad"/></draw:frame></text:p>
      <text:p text:style-name="Standard"><draw:frame draw:style-name="fr3" draw:name="figura15" text:anchor-type="paragraph" svg:width="17cm" svg:height="6.32cm" draw:z-index="6"><draw:image xlink:href="Pictures/10000000000003A80000015CA8FCFB87.png" xlink:type="simple" xlink:show="embed" xlink:actuate="onLoad"/></draw:frame><text:soft-page-break/></text:p>
      <text:p text:style-name="Standard"/>
      <text:p text:style-name="Standard"><draw:frame draw:style-name="fr1" draw:name="figura17" text:anchor-type="paragraph" svg:width="17cm" svg:height="2.752cm" draw:z-index="7"><draw:image xlink:href="Pictures/1000000000000517000000D3A4493279.png" xlink:type="simple" xlink:show="embed" xlink:actuate="onLoad"/></draw:frame><draw:frame draw:style-name="fr1" draw:name="figura18" text:anchor-type="paragraph" svg:width="17cm" svg:height="5.643cm" draw:z-index="8"><draw:image xlink:href="Pictures/10000000000003C70000014142083528.png" xlink:type="simple" xlink:show="embed" xlink:actuate="onLoad"/></draw:frame></text:p>
      <text:p text:style-name="Standard"><draw:frame draw:style-name="fr1" draw:name="figura19" text:anchor-type="paragraph" svg:width="17cm" svg:height="2.531cm" draw:z-index="9"><draw:image xlink:href="Pictures/1000000000000538000000C7392D52E3.png" xlink:type="simple" xlink:show="embed" xlink:actuate="onLoad"/></draw:frame></text:p>
      <text:p text:style-name="Standard"><draw:frame draw:style-name="fr1" draw:name="figura20" text:anchor-type="paragraph" svg:width="17cm" svg:height="2.413cm" draw:z-index="10"><draw:image xlink:href="Pictures/10000000000004FB000000B55DDB75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21" text:anchor-type="paragraph" svg:width="16.431cm" svg:height="5.614cm" draw:z-index="11"><draw:image xlink:href="Pictures/100000000000026D0000010CAAEDBCA8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15:49:27.19</meta:creation-date>
    <dc:date>2018-02-12T16:13:28.66</dc:date>
    <dc:creator>Damaso Roese </dc:creator>
    <meta:editing-duration>PT00H24M02S</meta:editing-duration>
    <meta:editing-cycles>2</meta:editing-cycles>
    <meta:generator>BrOffice.org/3.2$Win32 OpenOffice.org_project/320m12$Build-9483</meta:generator>
    <meta:document-statistic meta:table-count="0" meta:image-count="12" meta:object-count="0" meta:page-count="3" meta:paragraph-count="1" meta:word-count="2" meta:character-count="8"/>
  </office:meta>
</office:document-meta>
</file>